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32cm" fo:min-width="2.98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32cm" fo:min-width="3.73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58cm" fo:min-width="3.458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3.03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4.532cm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76cm" fo:min-width="2.75cm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18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3.626cm"/>
      <style:paragraph-properties style:writing-mode="lr-tb"/>
    </style:style>
    <style:style style:name="gr21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91cm" fo:min-width="4.9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556cm" fo:min-width="4.806cm"/>
      <style:paragraph-properties style:writing-mode="lr-tb"/>
    </style:style>
    <style:style style:name="gr26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cm" fo:min-width="0.876cm"/>
      <style:paragraph-properties style:writing-mode="lr-tb"/>
    </style:style>
    <style:style style:name="gr28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18" draw:marker-end-width="0.3cm" draw:fill="none" draw:textarea-vertical-align="middl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25cm" fo:min-width="1.25cm"/>
      <style:paragraph-properties style:writing-mode="lr-tb"/>
    </style:style>
    <style:style style:name="gr32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5cm" svg:height="2.75cm" svg:x="4.75cm" svg:y="5.75cm">
          <text:p text:style-name="P1">Lobb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5cm" svg:height="2.75cm" svg:x="10.5cm" svg:y="13.75cm">
          <text:p text:style-name="P1">In G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25cm" svg:height="3cm" svg:x="4.5cm" svg:y="22.5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8.5cm" svg:y1="7.125cm" svg:x2="10.5cm" svg:y2="15.125cm" draw:start-shape="id1" draw:end-shape="id2" svg:d="M8500 7125c1501 0 502 8000 2000 8000" svg:viewBox="0 0 2001 8001">
          <text:p text:style-name="P1">start_game</text:p>
        </draw:connector>
        <draw:connector draw:style-name="gr5" draw:text-style-name="P2" draw:layer="layout" draw:type="curve" draw:line-skew="-1.819cm -2.637cm" svg:x1="4.75cm" svg:y1="7.125cm" svg:x2="6.625cm" svg:y2="5.75cm" draw:start-shape="id1" draw:start-glue-point="3" draw:end-shape="id1" draw:end-glue-point="0" svg:d="M4750 7125c-3480 0-2901-2257-1562-3777s3437-2305 3437 2402" svg:viewBox="0 0 4483 4953">
          <text:p text:style-name="P1">add_player</text:p>
        </draw:connector>
        <draw:connector draw:style-name="gr6" draw:text-style-name="P2" draw:layer="layout" draw:type="curve" draw:line-skew="2.214cm -2.226cm" svg:x1="8.5cm" svg:y1="7.125cm" svg:x2="6.625cm" svg:y2="5.75cm" draw:start-shape="id1" draw:start-glue-point="1" draw:end-shape="id1" draw:end-glue-point="0" svg:d="M8500 7125c4074 0 3395-2052 1908-3418s-3783-2047-3783 2043" svg:viewBox="0 0 4942 4476">
          <text:p text:style-name="P1">remove_player</text:p>
        </draw:connector>
        <draw:connector draw:style-name="gr7" draw:text-style-name="P2" draw:layer="layout" draw:type="curve" svg:x1="12.75cm" svg:y1="16.5cm" svg:x2="6.625cm" svg:y2="22.5cm" draw:start-shape="id2" draw:start-glue-point="2" draw:end-shape="id3" svg:d="M12750 16500c0 4501-6125 1502-6125 6000" svg:viewBox="0 0 6126 6001">
          <text:p text:style-name="P1">end_game</text:p>
        </draw:connector>
        <draw:connector draw:style-name="gr8" draw:text-style-name="P2" draw:layer="layout" draw:type="curve" draw:line-skew="-1.593cm" svg:x1="4.5cm" svg:y1="24cm" svg:x2="4.75cm" svg:y2="7.125cm" draw:start-shape="id3" draw:start-glue-point="3" draw:end-shape="id1" draw:end-glue-point="3" svg:d="M4500 24000c-3141 0-3266-16875 250-16875" svg:viewBox="0 0 2623 16876">
          <text:p text:style-name="P1">restart_game</text:p>
        </draw:connector>
      </draw:page>
      <draw:page draw:name="page2" draw:style-name="dp1" draw:master-page-name="Default">
        <draw:frame draw:style-name="gr9" draw:text-style-name="P3" draw:layer="layout" svg:width="5.578cm" svg:height="0.962cm" svg:x="3.75cm" svg:y="2.25cm">
          <draw:text-box>
            <text:p>Inner game states</text:p>
          </draw:text-box>
        </draw:frame>
        <draw:custom-shape draw:style-name="gr10" draw:text-style-name="P1" xml:id="id4" draw:id="id4" draw:layer="layout" svg:width="3.75cm" svg:height="2.25cm" svg:x="7.75cm" svg:y="6.5cm">
          <text:p text:style-name="P1">crea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7" draw:id="id7" draw:layer="layout" svg:width="5.25cm" svg:height="2.25cm" svg:x="7.25cm" svg:y="20.75cm">
          <text:p text:style-name="P1">revie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curve" svg:x1="7.75cm" svg:y1="7.625cm" svg:x2="5.5cm" svg:y2="10.5cm" draw:start-shape="id4" draw:start-glue-point="3" draw:end-shape="id5" draw:end-glue-point="4" svg:d="M7750 7625c-1500 0-2250 958-2250 2875" svg:viewBox="0 0 2251 2876">
          <text:p text:style-name="P1">submit_value</text:p>
        </draw:connector>
        <draw:custom-shape draw:style-name="gr13" draw:text-style-name="P1" xml:id="id5" draw:id="id5" draw:layer="layout" svg:width="6.5cm" svg:height="2.25cm" svg:x="2.25cm" svg:y="10.5cm">
          <text:p text:style-name="P1">All players submit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2" draw:layer="layout" draw:type="curve" svg:x1="5.5cm" svg:y1="12.75cm" svg:x2="5.875cm" svg:y2="15.75cm" draw:start-shape="id5" draw:start-glue-point="6" draw:end-shape="id6" draw:end-glue-point="4" svg:d="M5500 12750c0 2251 375 752 375 3000" svg:viewBox="0 0 376 3001">
          <text:p text:style-name="P1">yes</text:p>
        </draw:connector>
        <draw:connector draw:style-name="gr15" draw:text-style-name="P2" draw:layer="layout" draw:type="curve" svg:x1="8.75cm" svg:y1="11.625cm" svg:x2="9.625cm" svg:y2="8.75cm" draw:start-shape="id5" draw:start-glue-point="7" draw:end-shape="id4" svg:d="M8750 11625c584 0 875-958 875-2875" svg:viewBox="0 0 876 2876">
          <text:p text:style-name="P1">no</text:p>
        </draw:connector>
        <draw:connector draw:style-name="gr16" draw:text-style-name="P2" draw:layer="layout" draw:type="curve" svg:x1="12.5cm" svg:y1="21.875cm" svg:x2="15cm" svg:y2="13.25cm" draw:start-shape="id7" draw:start-glue-point="1" draw:end-shape="id8" svg:d="M12500 21875c1667 0 2500-2875 2500-8625" svg:viewBox="0 0 2501 8626">
          <text:p text:style-name="P1">all_players_reviewed</text:p>
        </draw:connector>
        <draw:custom-shape draw:style-name="gr17" draw:text-style-name="P1" xml:id="id8" draw:id="id8" draw:layer="layout" svg:width="5cm" svg:height="3cm" svg:x="12.5cm" svg:y="10.25cm">
          <text:p text:style-name="P1">last_roun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2" draw:layer="layout" draw:type="curve" svg:x1="15cm" svg:y1="10.25cm" svg:x2="9.625cm" svg:y2="8.75cm" draw:start-shape="id8" draw:start-glue-point="4" draw:end-shape="id4" svg:d="M15000 10250c0-1123-5375-374-5375-1500" svg:viewBox="0 0 5376 1501">
          <text:p text:style-name="P1">no</text:p>
        </draw:connector>
        <draw:connector draw:style-name="gr19" draw:text-style-name="P2" draw:layer="layout" draw:type="curve" svg:x1="17.5cm" svg:y1="11.75cm" svg:x2="20.174cm" svg:y2="11.09cm" draw:start-shape="id8" draw:start-glue-point="7" svg:d="M17500 11750c2382 0 1045-660 2674-660" svg:viewBox="0 0 2675 661">
          <text:p text:style-name="P1">end</text:p>
        </draw:connector>
        <draw:custom-shape draw:style-name="gr20" draw:text-style-name="P1" xml:id="id6" draw:id="id6" draw:layer="layout" svg:width="8.25cm" svg:height="2cm" svg:x="1.75cm" svg:y="15.75cm">
          <text:p text:style-name="P1">All submissions for roun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2" draw:layer="layout" draw:type="curve" svg:x1="5.875cm" svg:y1="17.75cm" svg:x2="7.25cm" svg:y2="21.875cm" draw:start-shape="id6" draw:end-shape="id7" draw:end-glue-point="3" svg:d="M5875 17750c0 2750 458 4125 1375 4125" svg:viewBox="0 0 1376 4126">
          <text:p text:style-name="P1">yes</text:p>
        </draw:connector>
        <draw:connector draw:style-name="gr22" draw:text-style-name="P2" draw:layer="layout" draw:type="curve" draw:line-skew="0.31cm -2.632cm" svg:x1="10cm" svg:y1="16.75cm" svg:x2="9.625cm" svg:y2="8.75cm" draw:start-shape="id6" draw:start-glue-point="7" draw:end-shape="id4" draw:end-glue-point="2" svg:d="M10000 16750c1218 0 1015-3566 617-5240s-992-1457-992-2760" svg:viewBox="0 0 1301 8001">
          <text:p text:style-name="P1">No – get new submissions</text:p>
        </draw:connector>
      </draw:page>
      <draw:page draw:name="page3" draw:style-name="dp1" draw:master-page-name="Default">
        <draw:frame draw:style-name="gr23" draw:text-style-name="P3" draw:layer="layout" svg:width="6.5cm" svg:height="1cm" svg:x="3.25cm" svg:y="1.75cm">
          <draw:text-box>
            <text:p>Inner creating states</text:p>
          </draw:text-box>
        </draw:frame>
        <draw:custom-shape draw:style-name="gr24" draw:text-style-name="P1" xml:id="id9" draw:id="id9" draw:layer="layout" svg:width="5.75cm" svg:height="3.5cm" svg:x="6.75cm" svg:y="5.5cm">
          <text:p text:style-name="P1">Player revea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11" draw:id="id11" draw:layer="layout" svg:width="5.5cm" svg:height="2cm" svg:x="7cm" svg:y="15.5cm">
          <text:p text:style-name="P1">Vo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draw:type="curve" svg:x1="9.625cm" svg:y1="9cm" svg:x2="5.25cm" svg:y2="12.75cm" draw:start-shape="id9" draw:start-glue-point="2" draw:end-shape="id10" draw:end-glue-point="7" svg:d="M9625 9000c0 2500-1458 3750-4375 3750" svg:viewBox="0 0 4376 3751">
          <text:p text:style-name="P1">reveal_next</text:p>
        </draw:connector>
        <draw:custom-shape draw:style-name="gr27" draw:text-style-name="P1" xml:id="id10" draw:id="id10" draw:layer="layout" svg:width="2.75cm" svg:height="1.5cm" svg:x="2.5cm" svg:y="12cm">
          <text:p text:style-name="P1">Last item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8" draw:text-style-name="P2" draw:layer="layout" draw:type="curve" svg:x1="3.875cm" svg:y1="12cm" svg:x2="6.75cm" svg:y2="7.25cm" draw:start-shape="id10" draw:start-glue-point="4" draw:end-shape="id9" draw:end-glue-point="3" svg:d="M3875 12000c0-3167 958-4750 2875-4750" svg:viewBox="0 0 2876 4751">
          <text:p text:style-name="P1">no</text:p>
        </draw:connector>
        <draw:connector draw:style-name="gr29" draw:text-style-name="P2" draw:layer="layout" draw:type="curve" svg:x1="3.875cm" svg:y1="13.5cm" svg:x2="9.75cm" svg:y2="15.5cm" draw:start-shape="id10" draw:start-glue-point="6" draw:end-shape="id11" svg:d="M3875 13500c0 1501 5875 502 5875 2000" svg:viewBox="0 0 5876 2001">
          <text:p text:style-name="P1">yes</text:p>
        </draw:connector>
        <draw:connector draw:style-name="gr30" draw:text-style-name="P2" draw:layer="layout" draw:type="curve" svg:x1="9.75cm" svg:y1="15.5cm" svg:x2="16.75cm" svg:y2="9.75cm" draw:start-shape="id11" draw:end-shape="id12" draw:end-glue-point="6" svg:d="M9750 15500c0-4311 7000-1436 7000-5750" svg:viewBox="0 0 7001 5751">
          <text:p text:style-name="P1">submit_vote</text:p>
        </draw:connector>
        <draw:custom-shape draw:style-name="gr31" draw:text-style-name="P1" xml:id="id12" draw:id="id12" draw:layer="layout" svg:width="3.5cm" svg:height="3cm" svg:x="15cm" svg:y="6.75cm">
          <text:p text:style-name="P1">Last play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2" draw:layer="layout" draw:type="curve" svg:x1="15cm" svg:y1="8.25cm" svg:x2="12.5cm" svg:y2="7.25cm" draw:start-shape="id12" draw:start-glue-point="5" draw:end-shape="id9" svg:d="M15000 8250c-1873 0-624-1000-2500-1000" svg:viewBox="0 0 2501 1001">
          <text:p text:style-name="P1">no</text:p>
        </draw:connector>
        <draw:connector draw:style-name="gr33" draw:text-style-name="P2" draw:layer="layout" draw:type="curve" svg:x1="16.75cm" svg:y1="6.75cm" svg:x2="16.404cm" svg:y2="3.638cm" draw:start-shape="id12" draw:start-glue-point="4" svg:d="M16750 6750c0-2709-346-1153-346-3112" svg:viewBox="0 0 347 3113">
          <text:p text:style-name="P1">yes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9T09:50:13.828604177</meta:creation-date>
    <dc:date>2021-03-09T17:40:56.441667927</dc:date>
    <meta:editing-duration>PT7H50M30S</meta:editing-duration>
    <meta:editing-cycles>29</meta:editing-cycles>
    <meta:generator>LibreOffice/7.0.3.1$Linux_X86_64 LibreOffice_project/00$Build-1</meta:generator>
    <meta:document-statistic meta:object-count="33"/>
  </office:meta>
</office:document-meta>
</file>